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8000026C3000008AF4CD67ED8.wmf" manifest:media-type=""/>
  <manifest:file-entry manifest:full-path="Pictures/200000550000156600001AC6A71883B2.wmf" manifest:media-type=""/>
  <manifest:file-entry manifest:full-path="Pictures/2000001C000018E90000188052E15953.wmf" manifest:media-type=""/>
  <manifest:file-entry manifest:full-path="Pictures/2000005C00001A5C00001CF1636C38BA.wmf" manifest:media-type=""/>
  <manifest:file-entry manifest:full-path="Pictures/2000018B0000962D000033942220D1E2.wmf" manifest:media-type=""/>
  <manifest:file-entry manifest:full-path="Pictures/2000005600002A2C0000233FA570B240.wmf" manifest:media-type=""/>
  <manifest:file-entry manifest:full-path="Pictures/200000360000133A000011FD163A647D.wmf" manifest:media-type=""/>
  <manifest:file-entry manifest:full-path="Pictures/200000360000253600001320CA9D991A.wmf" manifest:media-type=""/>
  <manifest:file-entry manifest:full-path="Pictures/2000005C0000307A0000228675CDF66B.wmf" manifest:media-type=""/>
  <manifest:file-entry manifest:full-path="Pictures/200000590000277C00001F1D1D12D3CC.wmf" manifest:media-type=""/>
  <manifest:file-entry manifest:full-path="Pictures/200000210000128100001267B19BFA76.wmf" manifest:media-type=""/>
  <manifest:file-entry manifest:full-path="Pictures/2000006400002FC1000026735E75D592.wmf" manifest:media-type=""/>
  <manifest:file-entry manifest:full-path="Pictures/2000004500001C5300002149A604AA86.wmf" manifest:media-type=""/>
  <manifest:file-entry manifest:full-path="Pictures/2000005F00004226000025A0216435C9.wmf" manifest:media-type=""/>
  <manifest:file-entry manifest:full-path="Pictures/2000003900001988000017422C4AB6B0.wmf" manifest:media-type=""/>
  <manifest:file-entry manifest:full-path="Pictures/20000021000012810000154B9F47E4EF.wmf" manifest:media-type=""/>
  <manifest:file-entry manifest:full-path="Pictures/20000064000068CE0000132086E17EF3.wmf" manifest:media-type=""/>
  <manifest:file-entry manifest:full-path="Pictures/2000005500001CF10000211406D8077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93cm" fo:margin-left="-0.199cm" fo:margin-top="0cm" fo:margin-bottom="0cm" table:align="left" style:writing-mode="lr-tb"/>
    </style:style>
    <style:style style:name="Table1.A" style:family="table-column">
      <style:table-column-properties style:column-width="2.408cm"/>
    </style:style>
    <style:style style:name="Table1.B" style:family="table-column">
      <style:table-column-properties style:column-width="2.805cm"/>
    </style:style>
    <style:style style:name="Table1.C" style:family="table-column">
      <style:table-column-properties style:column-width="1.63cm"/>
    </style:style>
    <style:style style:name="Table1.D" style:family="table-column">
      <style:table-column-properties style:column-width="2.282cm"/>
    </style:style>
    <style:style style:name="Table1.E" style:family="table-column">
      <style:table-column-properties style:column-width="2.284cm"/>
    </style:style>
    <style:style style:name="Table1.G" style:family="table-column">
      <style:table-column-properties style:column-width="2.4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Interrupts_5f_Timer" style:display-name="Interrupts_Timer" style:family="table">
      <style:table-properties style:width="17.013cm" fo:margin-left="0cm" table:align="left"/>
    </style:style>
    <style:style style:name="Interrupts_5f_Timer.A" style:display-name="Interrupts_Timer.A" style:family="table-column">
      <style:table-column-properties style:column-width="3.201cm"/>
    </style:style>
    <style:style style:name="Interrupts_5f_Timer.B" style:display-name="Interrupts_Timer.B" style:family="table-column">
      <style:table-column-properties style:column-width="2.011cm"/>
    </style:style>
    <style:style style:name="Interrupts_5f_Timer.C" style:display-name="Interrupts_Timer.C" style:family="table-column">
      <style:table-column-properties style:column-width="5.186cm"/>
    </style:style>
    <style:style style:name="Interrupts_5f_Timer.D" style:display-name="Interrupts_Timer.D" style:family="table-column">
      <style:table-column-properties style:column-width="6.615cm"/>
    </style:style>
    <style:style style:name="Interrupts_5f_Timer.A1" style:display-name="Interrupts_Timer.A1" style:family="table-cell">
      <style:table-cell-properties fo:padding="0.097cm" fo:border-left="0.05pt solid #000000" fo:border-right="none" fo:border-top="0.05pt solid #000000" fo:border-bottom="0.05pt solid #000000"/>
    </style:style>
    <style:style style:name="Interrupts_5f_Timer.D1" style:display-name="Interrupts_Timer.D1" style:family="table-cell">
      <style:table-cell-properties fo:padding="0.097cm" fo:border="0.05pt solid #000000"/>
    </style:style>
    <style:style style:name="Interrupts_5f_Timer.A2" style:display-name="Interrupts_Timer.A2" style:family="table-cell">
      <style:table-cell-properties fo:padding="0.097cm" fo:border-left="0.05pt solid #000000" fo:border-right="none" fo:border-top="none" fo:border-bottom="0.05pt solid #000000"/>
    </style:style>
    <style:style style:name="Interrupts_5f_Timer.D2" style:display-name="Interrupts_Timer.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c94d" officeooo:paragraph-rsid="000fc94d"/>
    </style:style>
    <style:style style:name="P2" style:family="paragraph" style:parent-style-name="Standard">
      <style:text-properties officeooo:rsid="000fc94d" officeooo:paragraph-rsid="0016d458"/>
    </style:style>
    <style:style style:name="P3" style:family="paragraph" style:parent-style-name="Standard">
      <style:text-properties officeooo:rsid="001358ce" officeooo:paragraph-rsid="001358ce"/>
    </style:style>
    <style:style style:name="P4" style:family="paragraph" style:parent-style-name="Standard">
      <style:text-properties officeooo:rsid="001358ce" officeooo:paragraph-rsid="0017368d"/>
    </style:style>
    <style:style style:name="P5" style:family="paragraph" style:parent-style-name="Standard">
      <style:text-properties officeooo:rsid="00190d5e" officeooo:paragraph-rsid="00190d5e"/>
    </style:style>
    <style:style style:name="P6" style:family="paragraph" style:parent-style-name="Standard">
      <style:text-properties officeooo:rsid="00190d5e" officeooo:paragraph-rsid="00206443"/>
    </style:style>
    <style:style style:name="P7" style:family="paragraph" style:parent-style-name="Standard">
      <style:text-properties officeooo:rsid="001a3679" officeooo:paragraph-rsid="00206443"/>
    </style:style>
    <style:style style:name="P8" style:family="paragraph" style:parent-style-name="Standard">
      <style:text-properties officeooo:rsid="0022ca7e" officeooo:paragraph-rsid="0022ca7e"/>
    </style:style>
    <style:style style:name="P9" style:family="paragraph" style:parent-style-name="Standard">
      <style:text-properties officeooo:rsid="002472b1" officeooo:paragraph-rsid="002472b1"/>
    </style:style>
    <style:style style:name="P10" style:family="paragraph" style:parent-style-name="Standard">
      <style:text-properties officeooo:rsid="002472b1" officeooo:paragraph-rsid="002dc1e9"/>
    </style:style>
    <style:style style:name="P11" style:family="paragraph" style:parent-style-name="Standard">
      <style:text-properties officeooo:rsid="0025efee" officeooo:paragraph-rsid="0025efee"/>
    </style:style>
    <style:style style:name="P12" style:family="paragraph" style:parent-style-name="Standard">
      <style:text-properties officeooo:paragraph-rsid="002dc1e9"/>
    </style:style>
    <style:style style:name="P13" style:family="paragraph" style:parent-style-name="Standard">
      <style:text-properties officeooo:rsid="001ae889" officeooo:paragraph-rsid="00323373"/>
    </style:style>
    <style:style style:name="P14" style:family="paragraph" style:parent-style-name="Standard">
      <style:text-properties officeooo:paragraph-rsid="00323373"/>
    </style:style>
    <style:style style:name="P15" style:family="paragraph" style:parent-style-name="Text_20_body">
      <style:text-properties officeooo:rsid="00222a3a" officeooo:paragraph-rsid="0022ca7e"/>
    </style:style>
    <style:style style:name="P16" style:family="paragraph" style:parent-style-name="Text_20_body">
      <style:text-properties officeooo:rsid="00222a3a" officeooo:paragraph-rsid="00222a3a"/>
    </style:style>
    <style:style style:name="P17" style:family="paragraph" style:parent-style-name="Text_20_body">
      <style:text-properties officeooo:rsid="0025efee" officeooo:paragraph-rsid="0025efee"/>
    </style:style>
    <style:style style:name="P18" style:family="paragraph" style:parent-style-name="Text_20_body">
      <style:text-properties officeooo:rsid="001da730" officeooo:paragraph-rsid="002f6448"/>
    </style:style>
    <style:style style:name="P19" style:family="paragraph" style:parent-style-name="Text_20_body">
      <style:text-properties officeooo:paragraph-rsid="0030edce"/>
    </style:style>
    <style:style style:name="P20" style:family="paragraph" style:parent-style-name="Text_20_body">
      <style:text-properties officeooo:rsid="001ae889" officeooo:paragraph-rsid="00323373"/>
    </style:style>
    <style:style style:name="P21" style:family="paragraph" style:parent-style-name="Text_20_body">
      <style:text-properties officeooo:rsid="00323373" officeooo:paragraph-rsid="00323373"/>
    </style:style>
    <style:style style:name="P22" style:family="paragraph" style:parent-style-name="Text_20_body">
      <style:text-properties officeooo:rsid="00348e73" officeooo:paragraph-rsid="00348e73"/>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paragraph-properties fo:margin-top="0cm" fo:margin-bottom="0cm" loext:contextual-spacing="false" fo:line-height="100%"/>
      <style:text-properties officeooo:paragraph-rsid="00323373"/>
    </style:style>
    <style:style style:name="P26" style:family="paragraph" style:parent-style-name="Text_20_body">
      <style:paragraph-properties fo:break-before="page"/>
      <style:text-properties officeooo:rsid="00323373" officeooo:paragraph-rsid="00323373"/>
    </style:style>
    <style:style style:name="P27" style:family="paragraph" style:parent-style-name="Table_20_Contents">
      <style:text-properties officeooo:rsid="0033d17a" officeooo:paragraph-rsid="0033d17a"/>
    </style:style>
    <style:style style:name="P28" style:family="paragraph" style:parent-style-name="Table_20_Contents">
      <style:text-properties officeooo:rsid="00348e73" officeooo:paragraph-rsid="00348e73"/>
    </style:style>
    <style:style style:name="P29" style:family="paragraph" style:parent-style-name="Standard" style:master-page-name="Converted1">
      <style:paragraph-properties style:page-number="auto"/>
      <style:text-properties officeooo:paragraph-rsid="002dc1e9"/>
    </style:style>
    <style:style style:name="P30" style:family="paragraph" style:parent-style-name="Standard" style:master-page-name="Converted2">
      <style:paragraph-properties style:page-number="auto"/>
      <style:text-properties officeooo:paragraph-rsid="002dc1e9"/>
    </style:style>
    <style:style style:name="P31" style:family="paragraph" style:parent-style-name="Standard">
      <style:text-properties officeooo:rsid="002472b1" officeooo:paragraph-rsid="0025efee"/>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ae889"/>
    </style:style>
    <style:style style:name="P34" style:family="paragraph" style:parent-style-name="Heading_20_2" style:list-style-name=""/>
    <style:style style:name="P35" style:family="paragraph" style:parent-style-name="Heading_20_2">
      <style:text-properties officeooo:rsid="0025efee" officeooo:paragraph-rsid="0025efee"/>
    </style:style>
    <style:style style:name="P36" style:family="paragraph" style:parent-style-name="Heading_20_2">
      <style:text-properties officeooo:rsid="001dc28e"/>
    </style:style>
    <style:style style:name="P37" style:family="paragraph" style:parent-style-name="Heading_20_2">
      <style:text-properties officeooo:paragraph-rsid="0025efee"/>
    </style:style>
    <style:style style:name="P38" style:family="paragraph" style:parent-style-name="Heading_20_2">
      <style:text-properties officeooo:paragraph-rsid="002dc1e9"/>
    </style:style>
    <style:style style:name="P39" style:family="paragraph" style:parent-style-name="Heading_20_3">
      <style:text-properties officeooo:paragraph-rsid="00323373"/>
    </style:style>
    <style:style style:name="P40" style:family="paragraph" style:parent-style-name="Heading_20_3">
      <style:text-properties officeooo:rsid="002f834b"/>
    </style:style>
    <style:style style:name="P41" style:family="paragraph" style:parent-style-name="Heading_20_3">
      <style:text-properties officeooo:paragraph-rsid="002dc1e9"/>
    </style:style>
    <style:style style:name="P42" style:family="paragraph">
      <style:paragraph-properties fo:text-align="start"/>
    </style:style>
    <style:style style:name="P43" style:family="paragraph">
      <style:paragraph-properties fo:text-align="center"/>
    </style:style>
    <style:style style:name="T1" style:family="text">
      <style:text-properties officeooo:rsid="0016d458"/>
    </style:style>
    <style:style style:name="T2" style:family="text">
      <style:text-properties officeooo:rsid="0017368d"/>
    </style:style>
    <style:style style:name="T3" style:family="text">
      <style:text-properties officeooo:rsid="001a3679"/>
    </style:style>
    <style:style style:name="T4" style:family="text">
      <style:text-properties officeooo:rsid="001ae889"/>
    </style:style>
    <style:style style:name="T5" style:family="text">
      <style:text-properties officeooo:rsid="001da730"/>
    </style:style>
    <style:style style:name="T6" style:family="text">
      <style:text-properties officeooo:rsid="001dc28e"/>
    </style:style>
    <style:style style:name="T7" style:family="text">
      <style:text-properties officeooo:rsid="00206443"/>
    </style:style>
    <style:style style:name="T8" style:family="text">
      <style:text-properties officeooo:rsid="0021323a"/>
    </style:style>
    <style:style style:name="T9" style:family="text">
      <style:text-properties officeooo:rsid="0022ca7e"/>
    </style:style>
    <style:style style:name="T10" style:family="text">
      <style:text-properties officeooo:rsid="0025efee"/>
    </style:style>
    <style:style style:name="T11" style:family="text">
      <style:text-properties style:language-asian="de" style:country-asian="CH"/>
    </style:style>
    <style:style style:name="T12" style:family="text">
      <style:text-properties officeooo:rsid="002f6448"/>
    </style:style>
    <style:style style:name="T13" style:family="text">
      <style:text-properties officeooo:rsid="002f834b"/>
    </style:style>
    <style:style style:name="T14" style:family="text">
      <style:text-properties officeooo:rsid="0033d17a"/>
    </style:style>
    <style:style style:name="T15" style:family="text">
      <style:text-properties officeooo:rsid="00348e73"/>
    </style:style>
    <style:style style:name="T16" style:family="text">
      <style:text-properties officeooo:rsid="00396731"/>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661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0.718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P</text:span>rotokoll <text:span text:style-name="T1">für STK500 Bussystem</text:span></text:p>
      <text:p text:style-name="P1"/>
      <text:p text:style-name="P1"><text:tab/></text:p>
      <text:p text:style-name="Subtitle">Spezifikation</text:p>
      <text:p text:style-name="P1"/>
      <text:p text:style-name="P4">Author:<text:tab/><text:span text:style-name="T1">Kasipillai Sukrithan &amp; Wicki Dane</text:span></text:p>
      <text:p text:style-name="P3">Datum:<text:tab/><text:date style:data-style-name="N37" text:date-value="2014-10-15T15:07:34.598000063" text:fixed="true">15.10.14</text:date></text:p>
      <text:p text:style-name="P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3"><text:a xlink:type="simple" xlink:href="#__RefHeading__163_2040612251" text:style-name="Index_20_Link" text:visited-style-name="Index_20_Link">Zweck<text:tab/>2</text:a></text:p>
          <text:p text:style-name="P23"><text:a xlink:type="simple" xlink:href="#__RefHeading__270_2040612251" text:style-name="Index_20_Link" text:visited-style-name="Index_20_Link">Aufgabenbeschreibung<text:tab/>2</text:a></text:p>
          <text:p text:style-name="P23"><text:a xlink:type="simple" xlink:href="#__RefHeading__380_2040612251" text:style-name="Index_20_Link" text:visited-style-name="Index_20_Link">Lösungsbeschreibung<text:tab/>2</text:a></text:p>
          <text:p text:style-name="P24"><text:a xlink:type="simple" xlink:href="#__RefHeading__274_2040612251" text:style-name="Index_20_Link" text:visited-style-name="Index_20_Link">Protokollaufbau<text:tab/>2</text:a></text:p>
        </text:index-body>
      </text:table-of-content>
      <text:p text:style-name="P1"/>
      <text:h text:style-name="P33" text:outline-level="1"><text:bookmark-start text:name="__RefHeading__163_2040612251"/>Zweck<text:bookmark-end text:name="__RefHeading__163_2040612251"/></text:h>
      <text:p text:style-name="P2">Dieses Dokument beschreibt die Architektur <text:s/><text:span text:style-name="T1">des Bussystems </text:span>und <text:span text:style-name="T1">das Design des Protokolls</text:span>. <text:span text:style-name="T1">Es wird beschrieben wie das Bussystem aufgebaut ist und was das Protokoll definiert. Zusätzlich werden die Design- und Implementationsentscheidung erläutert.</text:span></text:p>
      <text:p text:style-name="P3"/>
      <text:h text:style-name="Heading_20_1" text:outline-level="1"><text:bookmark-start text:name="__RefHeading__270_2040612251"/><text:span text:style-name="T2">Aufgaben</text:span>beschreibung <text:bookmark-end text:name="__RefHeading__270_2040612251"/></text:h>
      <text:p text:style-name="P3">Es soll ein Protokoll definiert und implementiert werden, das die Kommunikation zwischen mehreren Mikrocontrollern ermöglicht. <text:span text:style-name="T1">Die Mikrocontroller sollen, jeweils durch ein Pin an das Bussystem gekoppelt werden. Mithilfe des Protokolls soll es möglich sein, Kommandos zu verschicken, die eine bestimmte Reaktion beim adressierten Controller auslöst. Die unterstützten Kommandos sollen selber Definiert werden z.B. Ansteuerung LCD.</text:span></text:p>
      <text:p text:style-name="P3"/>
      <text:h text:style-name="Heading_20_1" text:outline-level="1"><text:bookmark-start text:name="__RefHeading__380_2040612251"/>Lösungsbeschreibung<text:bookmark-end text:name="__RefHeading__380_2040612251"/></text:h>
      <text:p text:style-name="P6">Die obige Aufgabenstellung wird wie folgt gelöst. Das Bussystem wird zur Vereinfachung nur mit zwei Mikrocontrollern aufgebaut. <text:span text:style-name="T7">Zudem werden nur LCD-Display Ansteuerungskommandos implementiert. Ein Controller ist mit einem LCD-Display verbunden. Der andere Controller wird durch die Kommandos das Display ansteuern. Die genauen Kommandos werden im Kapitel Kommandos beschrieben. </text:span>Die Mikrocontroller werden durch einen Kabel verbunden. Zusätzlich muss der Ground der Controller abgeglichen werden, dazu werden die Ground-Pins durch ein weiteres Kabel verbunden. <text:span text:style-name="T3">Über die Pin werden die Bits der Kommunikationsdaten gesendet. Die übertragenen Daten bilden ein Paket, das die nötigen Information für den Zielcontroller beinhaltet. </text:span></text:p>
      <text:p text:style-name="P5"/>
      <text:p text:style-name="P2"><draw:frame draw:style-name="fr1" draw:name="Frame1" text:anchor-type="paragraph" svg:x="0.933cm" svg:y="0.355cm" svg:width="12.388cm" draw:z-index="0"><draw:text-box fo:min-height="2.572cm"><text:p text:style-name="Drawing"><draw:g text:anchor-type="paragraph" draw:z-index="1" draw:style-name="gr1"><draw:g draw:style-name="gr2"><draw:rect draw:style-name="gr3" draw:text-style-name="P42" svg:width="3.44cm" svg:height="2.488cm" svg:x="0.002cm" svg:y="0.079cm"><text:p/></draw:rect><draw:frame draw:style-name="gr4" svg:width="1.747cm" svg:height="0.662cm" svg:x="0.187cm" svg:y="0.318cm"><draw:text-box><text:p>STK500</text:p></draw:text-box></draw:frame><draw:rect draw:style-name="gr5" draw:text-style-name="P43" svg:width="2.144cm" svg:height="0.847cm" svg:x="2.648cm" svg:y="0.423cm"><text:p text:style-name="P43">Ground-Pin</text:p></draw:rect><draw:rect draw:style-name="gr5" draw:text-style-name="P43" svg:width="1.191cm" svg:height="0.715cm" svg:x="2.648cm" svg:y="1.614cm"><text:p text:style-name="P43">Pin</text:p></draw:rect></draw:g><draw:g draw:style-name="gr2"><draw:rect draw:style-name="gr3" draw:text-style-name="P42" svg:width="3.44cm" svg:height="2.567cm" svg:x="8.945cm" svg:y="0cm"><text:p/></draw:rect><draw:frame draw:style-name="gr6" svg:width="1.747cm" svg:height="0.719cm" svg:x="10.374cm" svg:y="0.173cm"><draw:text-box><text:p>STK500</text:p></draw:text-box></draw:frame><draw:rect draw:style-name="gr5" draw:text-style-name="P43" svg:width="2.144cm" svg:height="0.847cm" svg:x="7.569cm" svg:y="0.415cm"><text:p text:style-name="P43">Ground-Pin</text:p></draw:rect><draw:rect draw:style-name="gr5" draw:text-style-name="P43" svg:width="1.191cm" svg:height="0.715cm" svg:x="8.125cm" svg:y="1.64cm"><text:p text:style-name="P43">Pin</text:p></draw:rect></draw:g><draw:line draw:style-name="gr3" draw:text-style-name="P43" svg:x1="4.791cm" svg:y1="0.884cm" svg:x2="7.569cm" svg:y2="0.884cm"><text:p/></draw:line><draw:line draw:style-name="gr3" draw:text-style-name="P43" svg:x1="3.838cm" svg:y1="1.995cm" svg:x2="8.124cm" svg:y2="2.021cm"><text:p/></draw:line></draw:g>Drawing <text:sequence text:ref-name="refDrawing0" text:name="Drawing" text:formula="ooow:Drawing+1" style:num-format="1">1</text:sequence>: Microkontroller vernetzung</text:p></draw:text-box></draw:frame></text:p>
      <text:p text:style-name="P2"/>
      <text:p text:style-name="P2"/>
      <text:p text:style-name="P2"/>
      <text:p text:style-name="P2"/>
      <text:p text:style-name="P2"/>
      <text:p text:style-name="P2"/>
      <text:p text:style-name="P2"/>
      <text:p text:style-name="P6"/>
      <text:p text:style-name="P7">Die genau Beschreibung des Pakets, der unterstützten Kommandos und der Software wird in den folgenden Kapiteln gegeben.</text:p>
      <text:h text:style-name="P34" text:outline-level="2"/>
      <text:h text:style-name="P32" text:outline-level="1">Protokollbeschreibung</text:h>
      <text:h text:style-name="P35" text:outline-level="2">Kommunikation</text:h>
      <text:p text:style-name="P18">Jedes Gerät im Bussystem besitzt eine Adresse. <text:span text:style-name="T6">Alle</text:span> Geräte im Bussystem sehen das ein Paket übertragen wird und <text:span text:style-name="T6">können über ihre Adresse ermitteln ob das Paket für </text:span>sie bestimmt ist. Falls dies zutrifft, wird das ganze Paket eingelesen, <text:span text:style-name="T6">ansonsten</text:span> werden die eingelesene Daten verworfen und d<text:span text:style-name="T12">ie restlichen Daten des </text:span>Paket<text:span text:style-name="T12">es</text:span> ignoriert. <text:s/><text:span text:style-name="T6">Nach dem vollständigen einlesen eines Pakets wird die Integrität des Paketes über die Checksumme überprüft. Die Überprüfung wird anschliessend über ein NAK (Not acknowledged; fehlgeschlagen) oder ein ACK</text:span> <text:span text:style-name="T6">(acknowledged; Erfolgreich) dem Controller, der das Paket geschickt hat, mitgeteilt. Daraufhin wird das Kommando ausgeführt. Das Resultat wird dabei nicht zurückgemeldet. Da hier nur das Szenario mit zwei Geräten im Bussystem implementiert wird, sendet des Zielgeräte auf alle Pakte ein NAK bzw. ACK als Rückmeldung . Im Falle von mehreren Geräten im System, was Broadcast-Nachrichten bzw. -Kommandos ermöglicht, kann nicht jedes Paket bestätigt werden. Die Geräte im Bussystem kommunizieren mit einer Baudrate von 300 Baud. Diese Rate ist festgelegt und muss von allen Geräten eingehalten werden. Weitere Informationen zu der Kommunikationsschnittstelle wird im Kapitel Implementierungsdetails gegeben. </text:span></text:p>
      <text:h text:style-name="P39" text:outline-level="3">Paketaufbau</text:h>
      <text:p text:style-name="P20">Zur Kommunikation werden Pakete versendet, diese beinhalte die nötigen Information um den Zi<text:span text:style-name="T5">e</text:span>lcontroller zu finden und den Kommando auszuführen. Die folgende Darstellung zeigt den Aufbau eines Paketes.</text:p>
      <text:p text:style-name="P14"/>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25">Ziel<text:span text:style-name="T4">a</text:span>dresse</text:p>
          </table:table-cell>
          <table:table-cell table:style-name="Table1.A1" office:value-type="string">
            <text:p text:style-name="P25">Quell<text:span text:style-name="T4">a</text:span>dresse</text:p>
          </table:table-cell>
          <table:table-cell table:style-name="Table1.A1" office:value-type="string">
            <text:p text:style-name="P25">Seq. Host</text:p>
          </table:table-cell>
          <table:table-cell table:style-name="Table1.A1" office:value-type="string">
            <text:p text:style-name="P25">Seq. Local</text:p>
          </table:table-cell>
          <table:table-cell table:style-name="Table1.A1" office:value-type="string">
            <text:p text:style-name="P25">Command Nr.</text:p>
          </table:table-cell>
          <table:table-cell table:style-name="Table1.A1" office:value-type="string">
            <text:p text:style-name="P25">Parameter</text:p>
            <text:p text:style-name="P25"/>
          </table:table-cell>
          <table:table-cell table:style-name="Table1.A1" office:value-type="string">
            <text:p text:style-name="P25">Check<text:span text:style-name="T4">s</text:span>u<text:span text:style-name="T4">m</text:span></text:p>
          </table:table-cell>
        </table:table-row>
      </table:table>
      <text:p text:style-name="P14"/>
      <text:p text:style-name="P13">Zieladresse: Adresse des Zielcontrollers</text:p>
      <text:p text:style-name="P13">Quelladresse: Adresse des Quellcontrollers</text:p>
      <text:p text:style-name="P13">Seq. Host: Sequenznummer des aktuellen Paketes vom Kommunikationspartners </text:p>
      <text:p text:style-name="P13">Seq. Local: Sequenznummer des aktuellen Paketes </text:p>
      <text:p text:style-name="P13">Command Nr.: <text:span text:style-name="T8">Kommandonummer anhand dieser wird eine bestimmte Reaktion ausgelöst (siehe Kommandos)</text:span></text:p>
      <text:p text:style-name="P13">Parameter: erstes Byte enthält Anzahl Parameter (1 Byte daher bis zu 255), danach folgen die Parameter</text:p>
      <text:p text:style-name="P13">Checksum: xor Verknüpfung der Bytes im gesendeten Paket </text:p>
      <text:p text:style-name="P13"/>
      <text:h text:style-name="P40" text:outline-level="3">Kommunikationskollisionen</text:h>
      <text:p text:style-name="P19"><text:span text:style-name="T13">Am Bussystem sind mehrere Geräte angeschlossen, jedes dieser Geräte kann zu einer beliebigen Zeit mit dem Versand von Daten beginnen. Dies führt zu möglichen Kollisionen. Um diese vorzubeugen wird eine Kollisionserkennung implementiert. Vor dem Versand des ersten Bits, wird die Leitung auf den Initialzustand überprüft. Dabei muss auf die Sendeleitung auf logisch Hoch gesetzt sein, das heisst beim einlesen des aktuellen Wertes auf der Leitung sollte eine 1 zurückgeliefert werden. Falls dies Zutrifft kann mit der Kommunikation begonnen werden. Jedoch </text:span><text:soft-page-break/><text:span text:style-name="T13">werden dadurch keine Kollisionen verhindert. Deshalb wird nach dem schreiben eines Bits und vor dem Versand des nächsten Bits, überprüft ob die Leitung noch den Zustand hat, auf den er unmittelbar <text:s/>vorher gesetzt worden ist. <text:s/>Ist dies nicht der Fall wird das JAM-Signal versendet. Mit dem JAM-Signal wird den anderen Geräten am Bussystem mitgeteilt das eine Kollision aufgetreten ist. Dabei wird über 10 Zyklen das Bit 0 gesendet d.h. es werden 10 0-Bits gesendet. Andere Geräte die ebenfalls die Kollision erkennen, die Geräte die versucht haben etwas zu senden, werden auch das JAM-Signal senden. Danach werden vor dem nächsten Sendeversuch 20 Zyklen plus eine zufällige Anzahl an Zyklen gewartet. Das JAM-Signal ist aufgrund der Tatsache eindeutig, da das 10-Bit (Stop-Bit) nicht eine 1 ist, was bei gültigen Pakten immer der Fall wäre.<text:line-break/>Hier besteht ein theoretisches Problem, und zwar kann sich eine Endlosschleife von Kollisionen und Abwarten bilden, wenn die Zeiten die ein Geräte abwartet nahen beieinander liegen. <text:line-break/>Eine weitere Lösung, die nicht implementiert ist, um Kollisionen zu detektieren, wäre ein weiteres Pin einzuführen über das <text:s/>Allozierung und Freigabe der Kommunikationsleitung möglich ist. Dies verhindert zwar ebenfalls keine Kollisionen, jedoch kann eine Kollision nur bei der Allozierung auftreten anstatt über den ganzen Kommunikationsverlauf des Paketes .</text:span></text:p>
      <text:h text:style-name="Heading_20_3" text:outline-level="3">Adressierungsschema</text:h>
      <text:p text:style-name="P15">Die Adresse werden nach dem folgenden Regel vergeben. Jedes Gerät im Bussystem hat eine fest vergebene Adresse, die in einer Wertebereich von 1-255 liegt. Die Adresse muss eindeutig vergeben <text:s/>werden. <text:span text:style-name="T9">Ein Gerät kann eine Adresse festlegen und im System nachfragen ob diese Adresse verfügbar ist siehe Kommandos.</text:span></text:p>
      <text:p text:style-name="P16"><text:s/>In der Beispielimplementation werden die Adresse einfachheitshalber fest vergeben. </text:p>
      <text:h text:style-name="P36" text:outline-level="2">Implementierungsdetails</text:h>
      <text:p text:style-name="P21">Im Source-File PhyLayer.c ist die Schnittstelle zum Bussystem implementiert. Dieses Kapitel beschreibt die Implementierungsentscheidungen und Mechanismen der Schnittstelle.</text:p>
      <text:p text:style-name="P21">Betriebsarten<text:line-break/>Über die Schnittstelle kann Synchron oder Asynchron kommuniziert werden. <text:span text:style-name="T14">Die synchrone Betriebsart verwendet intern die asynchronen Mechanismen, hier wird jedoch abgewartet bis die Kommunikation ausgeführt wurde. Die asynchrone Betriebsart verwendet verschiedene Interrupts und einen Timer durch die der Versand der Daten unabhängig von der Main-Schleife geschehen kann.</text:span></text:p>
      <text:h text:style-name="Heading_20_3" text:outline-level="3">Pin und Busverbindungen</text:h>
      <text:p text:style-name="P22">Der physikalische Aufbau des Bussystem wird im Kapitel Lösungsbeschreibung erklärt. Die Kommunikation geschieht über den Pin PD2. Dieser Pin ist aus dem <text:s/>folgendem Grund gewählt worden. Er bietet einen externen Interrupt an, dadurch lässt sich der Start der Kommunikation detektieren und man benötigt keinen weiteren Pin.</text:p>
      <text:p text:style-name="P26"/>
      <text:h text:style-name="Heading_20_3" text:outline-level="3">Verwendete Interrupts und Timer</text:h>
      <table:table table:name="Interrupts_Timer" table:style-name="Interrupts_5f_Timer">
        <table:table-column table:style-name="Interrupts_5f_Timer.A"/>
        <table:table-column table:style-name="Interrupts_5f_Timer.B"/>
        <table:table-column table:style-name="Interrupts_5f_Timer.C"/>
        <table:table-column table:style-name="Interrupts_5f_Timer.D"/>
        <table:table-row>
          <table:table-cell table:style-name="Interrupts_5f_Timer.A1" office:value-type="string">
            <text:p text:style-name="P27">Interrupt</text:p>
          </table:table-cell>
          <table:table-cell table:style-name="Interrupts_5f_Timer.A1" office:value-type="string">
            <text:p text:style-name="P27">Port / Pin</text:p>
          </table:table-cell>
          <table:table-cell table:style-name="Interrupts_5f_Timer.A1" office:value-type="string">
            <text:p text:style-name="P27">Trigger</text:p>
          </table:table-cell>
          <table:table-cell table:style-name="Interrupts_5f_Timer.D1" office:value-type="string">
            <text:p text:style-name="P27">Verwendung</text:p>
          </table:table-cell>
        </table:table-row>
        <table:table-row>
          <table:table-cell table:style-name="Interrupts_5f_Timer.A2" office:value-type="string">
            <text:p text:style-name="P27">INT0</text:p>
          </table:table-cell>
          <table:table-cell table:style-name="Interrupts_5f_Timer.A2" office:value-type="string">
            <text:p text:style-name="P27">PD2</text:p>
          </table:table-cell>
          <table:table-cell table:style-name="Interrupts_5f_Timer.A2" office:value-type="string">
            <text:p text:style-name="P27">Fallende Flanke</text:p>
          </table:table-cell>
          <table:table-cell table:style-name="Interrupts_5f_Timer.D2" office:value-type="string">
            <text:p text:style-name="P28">Erkennung Start eines Versandes</text:p>
          </table:table-cell>
        </table:table-row>
        <table:table-row>
          <table:table-cell table:style-name="Interrupts_5f_Timer.A2" office:value-type="string">
            <text:p text:style-name="P27">INT1 </text:p>
          </table:table-cell>
          <table:table-cell table:style-name="Interrupts_5f_Timer.A2" office:value-type="string">
            <text:p text:style-name="P27">PD3</text:p>
          </table:table-cell>
          <table:table-cell table:style-name="Interrupts_5f_Timer.A2" office:value-type="string">
            <text:p text:style-name="P27">Fallende Flanke</text:p>
          </table:table-cell>
          <table:table-cell table:style-name="Interrupts_5f_Timer.D2" office:value-type="string">
            <text:p text:style-name="P28">Softwareinterrupt um vollständig eingelesenes Byte zu indizieren</text:p>
          </table:table-cell>
        </table:table-row>
        <table:table-row>
          <table:table-cell table:style-name="Interrupts_5f_Timer.A2" office:value-type="string">
            <text:p text:style-name="P27">Timer/Counter1</text:p>
          </table:table-cell>
          <table:table-cell table:style-name="Interrupts_5f_Timer.A2" office:value-type="string">
            <text:p text:style-name="P27">-</text:p>
          </table:table-cell>
          <table:table-cell table:style-name="Interrupts_5f_Timer.A2" office:value-type="string">
            <text:p text:style-name="P27">Zeitgesteuert <text:span text:style-name="T15">jede 3.3 Millisekunde (sieh Berechnung Baudrate)</text:span></text:p>
          </table:table-cell>
          <table:table-cell table:style-name="Interrupts_5f_Timer.D2" office:value-type="string">
            <text:p text:style-name="P28">Versand bzw. Einlesen der einzelnen Bits</text:p>
          </table:table-cell>
        </table:table-row>
      </table:table>
      <text:h text:style-name="P37" text:outline-level="2">Kommandos</text:h>
      <text:p text:style-name="P17">LCD WRITE<text:line-break/>Parameter <text:span text:style-name="T16">String</text:span></text:p>
      <text:p text:style-name="P8"/>
      <text:p text:style-name="P8">LCD <text:span text:style-name="T10">CLEAR</text:span></text:p>
      <text:p text:style-name="P11">Parameter -</text:p>
      <text:p text:style-name="P11"/>
      <text:p text:style-name="P11">LCD POS</text:p>
      <text:p text:style-name="P11">Parameter X-Pos, Y-Pos</text:p>
      <text:p text:style-name="P31"/>
      <text:h text:style-name="P38" text:outline-level="2">Anhang</text:h>
      <text:h text:style-name="P41" text:outline-level="3">Struktogramm</text:h>
      <text:p text:style-name="P12">Main.c</text:p>
      <text:p text:style-name="P12"><draw:frame draw:style-name="fr2" draw:name="Grafik 11" text:anchor-type="as-char" svg:width="5.56cm" svg:height="6.35cm" draw:z-index="3"><draw:image xlink:href="Pictures/2000005500001CF10000211406D8077B.wmf" xlink:type="simple" xlink:show="embed" xlink:actuate="onLoad"/></draw:frame></text:p>
      <text:p text:style-name="P12">Physical Layer (PhyLayer.c)</text:p>
      <text:p text:style-name="P12"><text:soft-page-break/><draw:frame draw:style-name="fr2" draw:name="Grafik 8" text:anchor-type="as-char" svg:width="4.768cm" svg:height="4.697cm" draw:z-index="4"><draw:image xlink:href="Pictures/2000001C000018E90000188052E15953.wmf" xlink:type="simple" xlink:show="embed" xlink:actuate="onLoad"/></draw:frame><text:span text:style-name="T11"> </text:span><text:span text:style-name="T11"><draw:frame draw:style-name="fr2" draw:name="Grafik 7" text:anchor-type="as-char" svg:width="4.888cm" svg:height="4.457cm" draw:z-index="5"><draw:image xlink:href="Pictures/2000003900001988000017422C4AB6B0.wmf" xlink:type="simple" xlink:show="embed" xlink:actuate="onLoad"/></draw:frame></text:span><text:span text:style-name="T11"> </text:span><text:span text:style-name="T11"><draw:frame draw:style-name="fr2" draw:name="Grafik 9" text:anchor-type="as-char" svg:width="7.14cm" svg:height="3.665cm" draw:z-index="6"><draw:image xlink:href="Pictures/200000360000253600001320CA9D991A.wmf" xlink:type="simple" xlink:show="embed" xlink:actuate="onLoad"/></draw:frame></text:span></text:p>
      <text:p text:style-name="P12"><draw:frame draw:style-name="fr2" draw:name="Grafik 1" text:anchor-type="as-char" svg:width="12.818cm" svg:height="7.28cm" draw:z-index="7"><draw:image xlink:href="Pictures/2000005F00004226000025A0216435C9.wmf" xlink:type="simple" xlink:show="embed" xlink:actuate="onLoad"/></draw:frame> <draw:frame draw:style-name="fr2" draw:name="Grafik 2" text:anchor-type="as-char" svg:width="12.7cm" svg:height="7.213cm" draw:z-index="8"><draw:image xlink:href="Pictures/2000005F00004226000025A0216435C9.wmf" xlink:type="simple" xlink:show="embed" xlink:actuate="onLoad"/></draw:frame></text:p>
      <text:p text:style-name="P12"><text:soft-page-break/><draw:frame draw:style-name="fr2" draw:name="Grafik 5" text:anchor-type="as-char" svg:width="5.44cm" svg:height="6.398cm" draw:z-index="9"><draw:image xlink:href="Pictures/2000004500001C5300002149A604AA86.wmf" xlink:type="simple" xlink:show="embed" xlink:actuate="onLoad"/></draw:frame> <text:s text:c="3"/><draw:frame draw:style-name="fr2" draw:name="Grafik 12" text:anchor-type="as-char" svg:width="3.547cm" svg:height="4.098cm" draw:z-index="10"><draw:image xlink:href="Pictures/20000021000012810000154B9F47E4EF.wmf" xlink:type="simple" xlink:show="embed" xlink:actuate="onLoad"/></draw:frame></text:p>
      <text:p text:style-name="P12"><draw:frame draw:style-name="fr2" draw:name="Grafik 14" text:anchor-type="as-char" svg:width="9.153cm" svg:height="7.38cm" draw:z-index="11"><draw:image xlink:href="Pictures/2000006400002FC1000026735E75D592.wmf" xlink:type="simple" xlink:show="embed" xlink:actuate="onLoad"/></draw:frame> <draw:frame draw:style-name="fr2" draw:name="Grafik 16" text:anchor-type="as-char" svg:width="3.547cm" svg:height="3.522cm" draw:z-index="12"><draw:image xlink:href="Pictures/200000210000128100001267B19BFA76.wmf" xlink:type="simple" xlink:show="embed" xlink:actuate="onLoad"/></draw:frame></text:p>
      <text:p text:style-name="P12"/>
      <text:p text:style-name="P29"><draw:frame draw:style-name="fr2" draw:name="Grafik 18" text:anchor-type="as-char" svg:width="9.297cm" svg:height="6.638cm" draw:z-index="13"><draw:image xlink:href="Pictures/2000005C0000307A0000228675CDF66B.wmf" xlink:type="simple" xlink:show="embed" xlink:actuate="onLoad"/></draw:frame></text:p>
      <text:p text:style-name="P12"><draw:frame draw:style-name="fr3" draw:name="Grafik 10" text:anchor-type="as-char" svg:width="19.001cm" svg:height="6.523cm" draw:z-index="14"><draw:image xlink:href="Pictures/2000018B0000962D000033942220D1E2.wmf" xlink:type="simple" xlink:show="embed" xlink:actuate="onLoad"/></draw:frame></text:p>
      <text:p text:style-name="P30">Ringbuffer.c</text:p>
      <text:p text:style-name="P12"><draw:frame draw:style-name="fr2" draw:name="Grafik 19" text:anchor-type="as-char" svg:width="5.055cm" svg:height="5.56cm" draw:z-index="15"><draw:image xlink:href="Pictures/2000005C00001A5C00001CF1636C38BA.wmf" xlink:type="simple" xlink:show="embed" xlink:actuate="onLoad"/></draw:frame> <draw:frame draw:style-name="fr2" draw:name="Grafik 20" text:anchor-type="as-char" svg:width="3.69cm" svg:height="3.45cm" draw:z-index="16"><draw:image xlink:href="Pictures/200000360000133A000011FD163A647D.wmf" xlink:type="simple" xlink:show="embed" xlink:actuate="onLoad"/></draw:frame> <draw:frame draw:style-name="fr2" draw:name="Grafik 21" text:anchor-type="as-char" svg:width="4.098cm" svg:height="5.128cm" draw:z-index="17"><draw:image xlink:href="Pictures/200000550000156600001AC6A71883B2.wmf" xlink:type="simple" xlink:show="embed" xlink:actuate="onLoad"/></draw:frame></text:p>
      <text:p text:style-name="P12"><draw:frame draw:style-name="fr2" draw:name="Grafik 22" text:anchor-type="as-char" svg:width="7.572cm" svg:height="5.967cm" draw:z-index="18"><draw:image xlink:href="Pictures/200000590000277C00001F1D1D12D3CC.wmf" xlink:type="simple" xlink:show="embed" xlink:actuate="onLoad"/></draw:frame> <draw:frame draw:style-name="fr2" draw:name="Grafik 23" text:anchor-type="as-char" svg:width="8.1cm" svg:height="6.757cm" draw:z-index="19"><draw:image xlink:href="Pictures/2000005600002A2C0000233FA570B240.wmf" xlink:type="simple" xlink:show="embed" xlink:actuate="onLoad"/></draw:frame></text:p>
      <text:p text:style-name="P12"/>
      <text:p text:style-name="P12">Menu.c</text:p>
      <text:p text:style-name="P12"><draw:frame draw:style-name="fr2" draw:name="Grafik 24" text:anchor-type="as-char" svg:width="15.998cm" svg:height="2.912cm" draw:z-index="20"><draw:image xlink:href="Pictures/20000064000068CE0000132086E17EF3.wmf" xlink:type="simple" xlink:show="embed" xlink:actuate="onLoad"/></draw:frame></text:p>
      <text:p text:style-name="P10"><draw:frame draw:style-name="fr2" draw:name="Grafik 25" text:anchor-type="as-char" svg:width="7.428cm" svg:height="1.677cm" draw:z-index="2"><draw:image xlink:href="Pictures/20000018000026C3000008AF4CD67ED8.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01cm" fo:margin-bottom="2.501cm" fo:margin-left="2.501cm" fo:margin-right="2cm" style:writing-mode="lr-tb" style:layout-grid-color="#c0c0c0" style:layout-grid-lines="2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1:30:06.259000000</meta:creation-date>
    <dc:date>2014-12-17T12:32:22.871000000</dc:date>
    <meta:editing-duration>P7DT23H45M49S</meta:editing-duration>
    <meta:editing-cycles>12</meta:editing-cycles>
    <meta:generator>LibreOffice/4.3.0.4$Windows_x86 LibreOffice_project/62ad5818884a2fc2e5780dd45466868d41009ec0</meta:generator>
    <meta:document-statistic meta:table-count="2" meta:image-count="19" meta:object-count="0" meta:page-count="9" meta:paragraph-count="87" meta:word-count="1027" meta:character-count="7595" meta:non-whitespace-character-count="6614"/>
  </office:meta>
</office:document-meta>
</file>